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3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mm" fo:margin-right="0mm" fo:margin-top="0mm" fo:margin-bottom="0mm" loext:contextual-spacing="false" fo:line-height="120%" fo:text-align="start" style:justify-single-word="false" fo:keep-together="auto" fo:orphans="2" fo:widows="2" fo:text-indent="0m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1" fo:font-size="11pt" fo:font-style="normal" style:text-underline-style="none" fo:font-weight="normal" style:font-name-asian="Liberation Mono2" style:font-size-asian="11pt" style:font-style-asian="normal" style:font-weight-asian="normal" style:font-name-complex="Liberation Mono2" style:font-size-complex="11pt"/>
    </style:style>
    <style:style style:name="P3" style:family="paragraph" style:parent-style-name="Standard">
      <style:paragraph-properties fo:margin-left="0mm" fo:margin-right="0mm" fo:margin-top="0mm" fo:margin-bottom="2.75mm" loext:contextual-spacing="false" fo:line-height="120%" fo:text-align="start" style:justify-single-word="false" fo:keep-together="auto" fo:orphans="2" fo:widows="2" fo:text-indent="0mm" style:auto-text-indent="false" fo:keep-with-next="auto"/>
    </style:style>
    <style:style style:name="P4" style:family="paragraph" style:parent-style-name="Standard" style:master-page-name="">
      <loext:graphic-properties draw:fill="solid" draw:fill-color="#fafafa"/>
      <style:paragraph-properties fo:margin-left="8.5mm" fo:margin-right="0mm" fo:margin-top="0mm" fo:margin-bottom="2.75mm" loext:contextual-spacing="false" fo:line-height="115%" fo:text-align="start" style:justify-single-word="false" fo:keep-together="auto" fo:orphans="2" fo:widows="2" fo:text-indent="0mm" style:auto-text-indent="false" style:page-number="auto" fo:background-color="#fafafa" fo:padding="2.12mm" fo:border="0.51pt solid #e2e2e2" fo:keep-with-next="auto" style:writing-mode="page"/>
    </style:style>
    <style:style style:name="P5" style:family="paragraph" style:parent-style-name="Standard">
      <loext:graphic-properties draw:fill="solid" draw:fill-color="#fafafa"/>
      <style:paragraph-properties fo:margin-left="8.5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  <style:text-properties fo:font-variant="normal" fo:text-transform="none" fo:color="#000000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6" style:family="paragraph" style:parent-style-name="Standard">
      <loext:graphic-properties draw:fill="solid" draw:fill-color="#fafafa"/>
      <style:paragraph-properties fo:margin-left="8.5mm" fo:margin-right="0mm" fo:margin-top="0mm" fo:margin-bottom="0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</style:style>
    <style:style style:name="P7" style:family="paragraph" style:parent-style-name="Standard">
      <loext:graphic-properties draw:fill="solid" draw:fill-color="#fafafa"/>
      <style:paragraph-properties fo:margin-left="8.5mm" fo:margin-right="0mm" fo:margin-top="0mm" fo:margin-bottom="4.99mm" loext:contextual-spacing="false" fo:line-height="115%" fo:text-align="start" style:justify-single-word="false" fo:keep-together="auto" fo:orphans="2" fo:widows="2" fo:text-indent="0mm" style:auto-text-indent="false" fo:background-color="#fafafa" fo:padding="2.12mm" fo:border="0.51pt solid #e2e2e2" fo:keep-with-next="auto" style:writing-mode="page"/>
    </style:style>
    <style:style style:name="P8" style:family="paragraph" style:parent-style-name="Inline_20_Code">
      <style:text-properties fo:font-variant="normal" fo:text-transform="none" style:use-window-font-color="true" style:text-line-through-style="none" style:text-line-through-type="none" style:text-position="0% 100%" style:font-name="Courier New1" fo:font-size="10.5pt" fo:font-style="normal" style:text-underline-style="none" fo:font-weight="normal" style:font-name-asian="AR PL UMing TW" style:font-size-asian="10.5pt" style:font-style-asian="normal" style:font-weight-asian="250"/>
    </style:style>
    <style:style style:name="P9" style:family="paragraph" style:parent-style-name="Question_5f_Title" style:master-page-name="Standard">
      <style:paragraph-properties style:page-number="1"/>
    </style:style>
    <style:style style:name="P10" style:family="paragraph" style:parent-style-name="Thought">
      <style:paragraph-properties fo:margin-top="0mm" fo:margin-bottom="1.5mm" loext:contextual-spacing="false" fo:text-align="start" style:justify-single-word="false" style:writing-mod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ungsuh" fo:font-size="11pt" fo:font-style="normal" style:text-underline-style="none" fo:font-weight="normal" style:font-name-asian="Gungsuh1" style:font-size-asian="11pt" style:font-style-asian="normal" style:font-weight-asian="normal" style:font-name-complex="Gungsuh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ungsuh" fo:font-size="11pt" fo:font-style="normal" style:text-underline-style="solid" style:text-underline-width="auto" style:text-underline-color="font-color" fo:font-weight="bold" style:font-name-asian="Gungsuh1" style:font-size-asian="11pt" style:font-style-asian="normal" style:font-weight-asian="bold" style:font-name-complex="Gungsuh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Mono1" fo:font-size="11pt" fo:font-style="normal" style:text-underline-style="none" fo:font-weight="normal" style:font-name-asian="Liberation Mono2" style:font-size-asian="11pt" style:font-style-asian="normal" style:font-weight-asian="normal" style:font-name-complex="Liberation Mono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solid" style:text-underline-width="auto" style:text-underline-color="font-color" fo:font-weight="bold" style:font-name-asian="Courier New2" style:font-size-asian="11pt" style:font-style-asian="normal" style:font-weight-asian="bold" style:font-name-complex="Courier New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normal" style:font-name-asian="Courier New2" style:font-size-asian="11pt" style:font-style-asian="normal" style:font-weight-asian="normal" style:font-name-complex="Courier New2" style:font-size-complex="11pt"/>
    </style:style>
    <style:style style:name="T7" style:family="text">
      <style:text-properties fo:font-variant="normal" fo:text-transform="none" fo:color="#557799" style:text-line-through-style="none" style:text-line-through-type="none" style:text-position="0% 100%" style:font-name="Courier New" fo:font-size="9pt" fo:font-style="normal" style:text-underline-style="none" fo:font-weight="normal" style:font-name-asian="Courier New2" style:font-size-asian="9pt" style:font-style-asian="normal" style:font-weight-asian="normal" style:font-name-complex="Courier New2" style:font-size-complex="9pt"/>
    </style:style>
    <style:style style:name="T8" style:family="text">
      <style:text-properties fo:font-variant="normal" fo:text-transform="none" fo:color="#484848" style:text-line-through-style="none" style:text-line-through-type="none" style:text-position="0% 100%" style:font-name="Courier New" fo:font-size="9pt" fo:font-style="normal" style:text-underline-style="none" fo:font-weight="normal" style:font-name-asian="Courier New2" style:font-size-asian="9pt" style:font-style-asian="normal" style:font-weight-asian="normal" style:font-name-complex="Courier New2" style:font-size-complex="9pt"/>
    </style:style>
    <style:style style:name="T9" style:family="text">
      <style:text-properties fo:font-variant="normal" fo:text-transform="none" fo:color="#484848" style:text-line-through-style="none" style:text-line-through-type="none" style:text-position="0% 100%" style:font-name="Liberation Mono1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10" style:family="text">
      <style:text-properties fo:font-variant="normal" fo:text-transform="none" fo:color="#484848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11" style:family="text">
      <style:text-properties fo:font-variant="normal" fo:text-transform="none" fo:color="#bb4444" style:text-line-through-style="none" style:text-line-through-type="none" style:text-position="0% 100%" style:font-name="Courier New" fo:font-size="9pt" fo:font-style="normal" style:text-underline-style="none" fo:font-weight="bold" style:font-name-asian="Courier New2" style:font-size-asian="9pt" style:font-style-asian="normal" style:font-weight-asian="bold" style:font-name-complex="Courier New2" style:font-size-complex="9pt"/>
    </style:style>
    <style:style style:name="T12" style:family="text">
      <style:text-properties fo:font-variant="normal" fo:text-transform="none" fo:color="#00aa55" style:text-line-through-style="none" style:text-line-through-type="none" style:text-position="0% 100%" style:font-name="Liberation Mono1" fo:font-size="9pt" fo:font-style="normal" style:text-underline-style="none" fo:font-weight="bold" style:font-name-asian="Liberation Mono2" style:font-size-asian="9pt" style:font-style-asian="normal" style:font-weight-asian="bold" style:font-name-complex="Liberation Mono2" style:font-size-complex="9pt"/>
    </style:style>
    <style:style style:name="T13" style:family="text">
      <style:text-properties fo:font-variant="normal" fo:text-transform="none" fo:color="#993399" style:text-line-through-style="none" style:text-line-through-type="none" style:text-position="0% 100%" style:font-name="Liberation Mono1" fo:font-size="9pt" fo:font-style="normal" style:text-underline-style="none" fo:font-weight="bold" style:font-name-asian="Liberation Mono2" style:font-size-asian="9pt" style:font-style-asian="normal" style:font-weight-asian="bold" style:font-name-complex="Liberation Mono2" style:font-size-complex="9pt"/>
    </style:style>
    <style:style style:name="T14" style:family="text">
      <style:text-properties fo:font-variant="normal" fo:text-transform="none" fo:color="#0066dd" style:text-line-through-style="none" style:text-line-through-type="none" style:text-position="0% 100%" style:font-name="Liberation Mono1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15" style:family="text">
      <style:text-properties fo:font-variant="normal" fo:text-transform="none" fo:color="#4466aa" style:text-line-through-style="none" style:text-line-through-type="none" style:text-position="0% 100%" style:font-name="Liberation Mono1" fo:font-size="9pt" fo:font-style="normal" style:text-underline-style="none" fo:font-weight="normal" style:font-name-asian="Liberation Mono2" style:font-size-asian="9pt" style:font-style-asian="normal" style:font-weight-asian="normal" style:font-name-complex="Liberation Mono2" style:font-size-complex="9pt"/>
    </style:style>
    <style:style style:name="T16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style-asian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10.5pt" fo:font-style="normal" style:text-underline-style="none" fo:font-weight="normal" style:font-name-asian="AR PL UMing TW" style:font-size-asian="10.5pt" style:font-style-asian="normal" style:font-weight-asian="250"/>
    </style:style>
    <style:style style:name="T18" style:family="text">
      <style:text-properties style:use-window-font-color="true" style:font-name="Courier New1" fo:font-size="10.5pt" fo:font-weight="normal" style:font-name-asian="AR PL UMing TW" style:font-size-asian="10.5pt" style:font-weight-asian="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JT-63 1到6的排列</text:h>
      <text:p text:style-name="P2"/>
      <text:list xml:id="list7709604488052142152" text:style-name="List_20_1">
        <text:list-item>
          <text:p text:style-name="Section">題目</text:p>
        </text:list-item>
      </text:list>
      <text:p text:style-name="P1">將1到6的所有排列印出，數字越小的在越前面，每個數佔一列。 例如最前面幾列應為 </text:p>
      <text:p text:style-name="Inline_20_Code">1<text:span text:style-name="T18">23456</text:span></text:p>
      <text:p text:style-name="P8">123465</text:p>
      <text:p text:style-name="P8">123546</text:p>
      <text:p text:style-name="P8">123564</text:p>
      <text:p text:style-name="P8">123645</text:p>
      <text:p text:style-name="P8">123654</text:p>
      <text:p text:style-name="P8">124356</text:p>
      <text:p text:style-name="P8">124365 </text:p>
      <text:p text:style-name="P8">…</text:p>
      <text:list xml:id="list113155327926055" text:continue-numbering="true" text:style-name="List_20_1">
        <text:list-item>
          <text:p text:style-name="Section">解題思惟</text:p>
        </text:list-item>
      </text:list>
      <text:list xml:id="list6123641988516598398" text:style-name="WWNum1">
        <text:list-item>
          <text:p text:style-name="P10">1到6的所有排列中，最小的為123456，最大的為654321。</text:p>
        </text:list-item>
        <text:list-item>
          <text:p text:style-name="P10">如果跑一個迴圈，把123456到654321其中的數全部檢查一次，如果檢查出來該數是1~6的一個排列，就把它印出來。因為是從小到大檢查，所以也會從小到大依序印出來，這樣這一題就解開來了。</text:p>
        </text:list-item>
        <text:list-item>
          <text:p text:style-name="P10">但是怎麼知道一個6位數n，是否為1~6的一個排列呢？我們可以分解每一個位數，如果分出來的6個數，分別為1~6的話，那就是1~6的一個排列。怎麼知道6個數分別為1~6呢？</text:p>
        </text:list-item>
        <text:list-item>
          <text:p text:style-name="P10">不妨假設a[0]… a[9]都等於0，如果分解出來的一個位數是k，就把a[k]加1。6個數字都計算過之後，最後a[0]…a[9]分別會代表0~9出現的數字次數。如果a[1]…a[6]都等於1，就代表這個數是1~6的一個排列。</text:p>
        </text:list-item>
        <text:list-item>
          <text:p text:style-name="P10">其實每次計算時，只要檢查k，如果k落在0或者7~9，則該數不是1~6的排列（為什麼？）。如果k落在1~6，先檢查a[k]是否比0大，如果是的話，則不是1~6的排列（為什麼？），那如果a[k]是0的話，則把它加1。如果都檢查完，沒有發現違反的狀況，則該數是1~6的一個排列（為什麼？）。</text:p>
        </text:list-item>
        <text:list-item>
          <text:p text:style-name="P10">這樣只要寫一個函數int isValid(int n)，檢查n是否為1~6的一個排列，這一題就很容易解答了。</text:p>
        </text:list-item>
      </text:list>
      <text:list xml:id="list113156040927674" text:continue-list="list113155327926055" text:style-name="List_20_1">
        <text:list-item>
          <text:p text:style-name="Section">程式碼</text:p>
        </text:list-item>
      </text:list>
      <text:p text:style-name="P4"><text:span text:style-name="T7">#include</text:span><text:span text:style-name="T8"> </text:span><text:span text:style-name="T11">&lt;stdio.h&gt;</text:span></text:p>
      <text:p text:style-name="P6"><text:span text:style-name="T12">int</text:span><text:span text:style-name="T9"> isValid(</text:span><text:span text:style-name="T12">int</text:span><text:span text:style-name="T9"> n);</text:span></text:p>
      <text:p text:style-name="P5"/>
      <text:p text:style-name="P6"><text:span text:style-name="T12">int</text:span><text:span text:style-name="T9"> main()</text:span></text:p>
      <text:p text:style-name="P6"><text:span text:style-name="T9">{</text:span></text:p>
      <text:p text:style-name="P6"><text:span text:style-name="T10"><text:s text:c="4"/></text:span><text:span text:style-name="T12">int</text:span><text:span text:style-name="T9"> i;</text:span></text:p>
      <text:p text:style-name="P6"><text:span text:style-name="T10"><text:s text:c="4"/></text:span><text:span text:style-name="T13">for</text:span><text:span text:style-name="T9"> (i=</text:span><text:span text:style-name="T14">123456</text:span><text:span text:style-name="T9">; i&lt;=</text:span><text:span text:style-name="T14">654321</text:span><text:span text:style-name="T9">; i++) {</text:span></text:p>
      <text:p text:style-name="P6"><text:span text:style-name="T10"><text:s text:c="8"/></text:span><text:span text:style-name="T13">if</text:span><text:span text:style-name="T9"> (isValid(i)) printf(</text:span><text:span text:style-name="T15">"%d\n"</text:span><text:span text:style-name="T9">, i);</text:span></text:p>
      <text:p text:style-name="P6"><text:span text:style-name="T10"><text:s text:c="4"/></text:span><text:span text:style-name="T9">}</text:span></text:p>
      <text:p text:style-name="P6"><text:span text:style-name="T10"><text:s text:c="4"/></text:span><text:span text:style-name="T13">return</text:span><text:span text:style-name="T9"> </text:span><text:span text:style-name="T14">0</text:span><text:span text:style-name="T9">;</text:span></text:p>
      <text:p text:style-name="P6"><text:span text:style-name="T9">}</text:span></text:p>
      <text:p text:style-name="P5"><text:soft-page-break/></text:p>
      <text:p text:style-name="P6"><text:span text:style-name="T12">int</text:span><text:span text:style-name="T9"> isValid(</text:span><text:span text:style-name="T12">int</text:span><text:span text:style-name="T9"> n)</text:span></text:p>
      <text:p text:style-name="P6"><text:span text:style-name="T9">{</text:span></text:p>
      <text:p text:style-name="P6"><text:span text:style-name="T10"><text:s text:c="4"/></text:span><text:span text:style-name="T12">int</text:span><text:span text:style-name="T9"> d, a[</text:span><text:span text:style-name="T14">7</text:span><text:span text:style-name="T9">]={</text:span><text:span text:style-name="T14">0</text:span><text:span text:style-name="T9">};</text:span></text:p>
      <text:p text:style-name="P6"><text:span text:style-name="T10"><text:s text:c="4"/></text:span><text:span text:style-name="T13">while</text:span><text:span text:style-name="T9"> (n) {</text:span></text:p>
      <text:p text:style-name="P6"><text:span text:style-name="T10"><text:s text:c="8"/></text:span><text:span text:style-name="T9">d = n%</text:span><text:span text:style-name="T14">10</text:span><text:span text:style-name="T9">;</text:span></text:p>
      <text:p text:style-name="P6"><text:span text:style-name="T10"><text:s text:c="8"/></text:span><text:span text:style-name="T9">n /= </text:span><text:span text:style-name="T14">10</text:span><text:span text:style-name="T9">;</text:span></text:p>
      <text:p text:style-name="P6"><text:span text:style-name="T10"><text:s text:c="8"/></text:span><text:span text:style-name="T13">if</text:span><text:span text:style-name="T9"> (d==</text:span><text:span text:style-name="T14">0</text:span><text:span text:style-name="T9"> || d&gt;</text:span><text:span text:style-name="T14">6</text:span><text:span text:style-name="T9"> || a[d]) </text:span><text:span text:style-name="T13">return</text:span><text:span text:style-name="T9"> </text:span><text:span text:style-name="T14">0</text:span><text:span text:style-name="T9">;</text:span></text:p>
      <text:p text:style-name="P6"><text:span text:style-name="T10"><text:s text:c="8"/></text:span><text:span text:style-name="T9">a[d]++;</text:span></text:p>
      <text:p text:style-name="P6"><text:span text:style-name="T10"><text:s text:c="4"/></text:span><text:span text:style-name="T9">}</text:span></text:p>
      <text:p text:style-name="P6"><text:span text:style-name="T10"><text:s text:c="4"/></text:span><text:span text:style-name="T13">return</text:span><text:span text:style-name="T9"> </text:span><text:span text:style-name="T14">1</text:span><text:span text:style-name="T9">;</text:span></text:p>
      <text:p text:style-name="P7"><text:span text:style-name="T9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3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1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4.5mm" fo:margin-right="10.25mm" fo:margin-top="0mm" fo:margin-bottom="1.5mm" loext:contextual-spacing="false" fo:line-height="115%" fo:text-align="start" style:justify-single-word="false" fo:keep-together="auto" fo:orphans="2" fo:widows="2" fo:text-indent="-1.75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1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3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1:31:54.287371949</dc:date>
    <meta:editing-duration>PT5M20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2" meta:paragraph-count="41" meta:word-count="547" meta:character-count="961" meta:non-whitespace-character-count="851"/>
  </office:meta>
</office:document-meta>
</file>